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2.434cm" style:rel-column-width="8395*"/>
    </style:style>
    <style:style style:name="Table1.B" style:family="table-column">
      <style:table-column-properties style:column-width="16.566cm" style:rel-column-width="5714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background-color="transparent"/>
    </style:style>
    <style:style style:name="T5" style:family="text">
      <style:text-properties fo:color="#0000ff" fo:font-size="18pt" fo:language="en" fo:country="US" style:font-size-asian="18pt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8" style:family="text">
      <style:text-properties style:text-position="super 64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26cm" svg:height="0.82cm" draw:z-index="0"><draw:image xlink:href="../../odt_eng/images/0354.png" xlink:type="simple" xlink:show="embed" xlink:actuate="onLoad"/></draw:frame></text:span></text:span></text:p>
          </table:table-cell>
          <table:table-cell table:style-name="Table1.B1" office:value-type="string">
            <text:p text:style-name="Text_20_body"><text:span text:style-name="Основной_20_шрифт_20_абзаца"><text:span text:style-name="T5">Water and steam properties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>| scalar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4cm" svg:height="1.429cm" draw:z-index="0"><draw:image xlink:href="../../odt_eng/images/0354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calculates water and water steam properties against the pressure (the first input) and the second parameter (enthalpy or temperature – the second input)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1414493037921475791" text:style-name="L1">
              <text:list-item>
                <text:p text:style-name="P7">Phase – phase state the properties are calculated for (water, steam or mixture).</text:p>
              </text:list-item>
              <text:list-item>
                <text:p text:style-name="P7">Type of parameter at the second input - enthalpy or temperature.</text:p>
              </text:list-item>
              <text:list-item>
                <text:p text:style-name="P7">Output values – list of parameters calculated by the unit at the output.</text:p>
              </text:list-item>
              <text:list-item>
                <text:p text:style-name="P7">Initial pressure – pressure value corresponding to the zero at the first input.</text:p>
              </text:list-item>
              <text:list-item>
                <text:p text:style-name="P6"><text:span text:style-name="Основной_20_шрифт_20_абзаца"><text:span text:style-name="T1">2</text:span></text:span><text:span text:style-name="Основной_20_шрифт_20_абзаца"><text:span text:style-name="T8">nd</text:span></text:span><text:span text:style-name="Основной_20_шрифт_20_абзаца"><text:span text:style-name="T1"> input initial </text:span></text:span><text:span text:style-name="Основной_20_шрифт_20_абзаца"><text:span text:style-name="T4">value</text:span></text:span><text:span text:style-name="Основной_20_шрифт_20_абзаца"><text:span text:style-name="T1"> – parameter value corresponding to the zero at the second input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ногозвенный манипулятор</dc:title>
    <meta:creation-date>2012-04-27T06:33:00Z</meta:creation-date>
    <dc:date>2012-05-05T08:37:19.65</dc:date>
    <meta:editing-cycles>8</meta:editing-cycles>
    <meta:editing-duration>PT2H56M49S</meta:editing-duration>
    <meta:document-statistic meta:table-count="1" meta:image-count="2" meta:object-count="0" meta:page-count="1" meta:paragraph-count="13" meta:word-count="107" meta:character-count="619"/>
    <meta:template xlink:type="simple" xlink:actuate="onRequest" xlink:title="" xlink:href="../../odt_eng/0354.odt/Normal.dotm"/>
  </office:meta>
</office:document-meta>
</file>